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>
      <style:paragraph-properties fo:margin-top="0in" fo:margin-bottom="0in" loext:contextual-spacing="false"/>
    </style:style>
    <style:style style:name="P7" style:family="paragraph" style:parent-style-name="Text_20_body" style:list-style-name="L1">
      <style:paragraph-properties fo:margin-top="0in" fo:margin-bottom="0in" loext:contextual-spacing="false"/>
    </style:style>
    <style:style style:name="P8" style:family="paragraph" style:parent-style-name="Text_20_body" style:list-style-name="L3">
      <style:paragraph-properties fo:margin-top="0in" fo:margin-bottom="0in" loext:contextual-spacing="false"/>
    </style:style>
    <style:style style:name="P9" style:family="paragraph" style:parent-style-name="Text_20_body" style:list-style-name="L5">
      <style:paragraph-properties fo:margin-top="0in" fo:margin-bottom="0in" loext:contextual-spacing="false"/>
    </style:style>
    <style:style style:name="P10" style:family="paragraph" style:parent-style-name="Preformatted_20_Text">
      <style:paragraph-properties fo:margin-top="0in" fo:margin-bottom="0.1965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Now that you have Grafana installed and configured, you are ready to use it to visualize your Prometheus data. In this lesson, we demonstrate the process of setting up a Grafana dashboard to display metrics related to a Linux server monitored by Prometheus.</text:p>
      <text:h text:style-name="Heading_20_4" text:outline-level="4"><text:bookmark text:name="relevant-documentation"/>Relevant Documentation</text:h>
      <text:list xml:id="list3858033895" text:style-name="L4">
        <text:list-item>
          <text:p text:style-name="P4"><text:a xlink:type="simple" xlink:href="https://prometheus.io/docs/visualization/grafana/#using" text:style-name="Internet_20_link" text:visited-style-name="Visited_20_Internet_20_Link">Using Grafana with Prometheus</text:a></text:p>
        </text:list-item>
      </text:list>
      <text:h text:style-name="Heading_20_4" text:outline-level="4"><text:bookmark text:name="lesson-reference"/>Lesson Reference</text:h>
      <text:p text:style-name="Text_20_body">Access Grafana in a browser at <text:span text:style-name="Source_20_Text">http://&lt;GRAFANA_SERVER_PUBLIC_IP&gt;:3000</text:span>. Log in if necessary.</text:p>
      <text:p text:style-name="Text_20_body"><text:span text:style-name="Strong_20_Emphasis">Create a New Dashboard</text:span> Click the <text:span text:style-name="Source_20_Text">Create</text:span> button on the left, and then select <text:span text:style-name="Source_20_Text">Dashboard</text:span>.</text:p>
      <text:p text:style-name="Text_20_body">Click the <text:span text:style-name="Source_20_Text">Save Dashboard</text:span> button near the top right. For the dashboard name, enter <text:span text:style-name="Source_20_Text">Linux Server</text:span> and then save.</text:p>
      <text:p text:style-name="Text_20_body"><text:span text:style-name="Strong_20_Emphasis">Add a Server Status Panel</text:span> Click the <text:span text:style-name="Source_20_Text">Add Panel</text:span> button near the top right, and then <text:span text:style-name="Source_20_Text">Add Query</text:span>.</text:p>
      <text:p text:style-name="Text_20_body">For the PromQL query, enter <text:span text:style-name="Source_20_Text">up{job="Web Server"}</text:span>.</text:p>
      <text:p text:style-name="Text_20_body">Click the <text:span text:style-name="Source_20_Text">Visualization</text:span> icon. Click the visualization type dropdown that currently says <text:span text:style-name="Source_20_Text">Graph</text:span>, and change it to <text:span text:style-name="Source_20_Text">Singlestat</text:span>.</text:p>
      <text:p text:style-name="Text_20_body">Under <text:span text:style-name="Source_20_Text">Value Mappings</text:span>, enter two <text:span text:style-name="Source_20_Text">value to text</text:span> mappings:</text:p>
      <text:list xml:id="list1265473065" text:style-name="L5">
        <text:list-item>
          <text:p text:style-name="P9"><text:span text:style-name="Source_20_Text">1</text:span> -&gt; <text:span text:style-name="Source_20_Text">Up</text:span></text:p>
        </text:list-item>
        <text:list-item>
          <text:p text:style-name="P5"><text:span text:style-name="Source_20_Text">0</text:span> -&gt; <text:span text:style-name="Source_20_Text">Down</text:span></text:p>
        </text:list-item>
      </text:list>
      <text:p text:style-name="Text_20_body">Click the <text:span text:style-name="Source_20_Text">General</text:span> icon, and change the panel title to <text:span text:style-name="Source_20_Text">Server Status</text:span>.</text:p>
      <text:p text:style-name="Text_20_body">Click the back button in the top left. You should see your dashboard, and the Server Status panel should say <text:span text:style-name="Source_20_Text">Up</text:span>.</text:p>
      <text:p text:style-name="Text_20_body"><text:span text:style-name="Strong_20_Emphasis">Add a Disk IO Rate Panel</text:span> Click the <text:span text:style-name="Source_20_Text">Add Panel</text:span> button near the top right, and then <text:span text:style-name="Source_20_Text">Add Query</text:span>.</text:p>
      <text:p text:style-name="Text_20_body">For the PromQL query, enter <text:span text:style-name="Source_20_Text">rate(node_disk_io_time_seconds_total{job="Linux Server"}[5m])</text:span>.</text:p>
      <text:p text:style-name="Text_20_body">Click the <text:span text:style-name="Source_20_Text">General</text:span> icon, and change the panel title to <text:span text:style-name="Source_20_Text">Disk IO Rate</text:span>.</text:p>
      <text:p text:style-name="Text_20_body">Click the back button in the top left. You should see your dashboard, and there should be a graph showing disk IO rate.</text:p>
      <text:p text:style-name="Text_20_body">Rearrange your panels by dragging and dropping them if desired.</text:p>
      <text:p text:style-name="Text_20_body">Click the <text:span text:style-name="Source_20_Text">Save Dashboard</text:span> button near the top right, and then <text:span text:style-name="Source_20_Text">Save</text:span> to save your change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07:12:07.750796348</meta:creation-date>
    <dc:date>2020-11-17T07:22:35.193554660</dc:date>
    <meta:editing-duration>PT10M2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278" meta:character-count="1645" meta:non-whitespace-character-count="1391"/>
  </office:meta>
</office:document-meta>
</file>